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5193" officeooo:paragraph-rsid="001e5193"/>
    </style:style>
    <style:style style:name="P2" style:family="paragraph" style:parent-style-name="Standard">
      <style:text-properties officeooo:rsid="00202b2f" officeooo:paragraph-rsid="00202b2f"/>
    </style:style>
    <style:style style:name="P3" style:family="paragraph" style:parent-style-name="Preformatted_20_Text">
      <style:text-properties fo:color="#a9b7c6" style:font-name="Source Code Pro" fo:font-size="10.5pt" officeooo:rsid="001e5193" officeooo:paragraph-rsid="001e5193"/>
    </style:style>
    <style:style style:name="P4" style:family="paragraph" style:parent-style-name="Preformatted_20_Text">
      <style:text-properties fo:color="#a9b7c6" style:font-name="Source Code Pro" fo:font-size="10.5pt" officeooo:rsid="00202b2f" officeooo:paragraph-rsid="00202b2f"/>
    </style:style>
    <style:style style:name="P5" style:family="paragraph" style:parent-style-name="Preformatted_20_Text">
      <style:paragraph-properties fo:margin-top="0in" fo:margin-bottom="0.1965in" style:contextual-spacing="false" fo:background-color="#2b2b2b">
        <style:background-image/>
      </style:paragraph-properties>
      <style:text-properties fo:color="#a9b7c6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 style:font-name="Source Code Pro" fo:font-size="10.5pt"/>
    </style:style>
    <style:style style:name="P8" style:family="paragraph" style:parent-style-name="Standard">
      <style:text-properties officeooo:rsid="0021e9be" officeooo:paragraph-rsid="0021e9be"/>
    </style:style>
    <style:style style:name="P9" style:family="paragraph" style:parent-style-name="Standard">
      <style:text-properties officeooo:rsid="002512cb" officeooo:paragraph-rsid="002512cb"/>
    </style:style>
    <style:style style:name="P10" style:family="paragraph" style:parent-style-name="Standard">
      <style:text-properties officeooo:rsid="00253bbf" officeooo:paragraph-rsid="00253bbf"/>
    </style:style>
    <style:style style:name="T1" style:family="text">
      <style:text-properties fo:color="#e8bf6a"/>
    </style:style>
    <style:style style:name="T2" style:family="text">
      <style:text-properties fo:color="#e8bf6a" style:font-name="Source Code Pro" fo:font-size="10.5pt"/>
    </style:style>
    <style:style style:name="T3" style:family="text">
      <style:text-properties fo:color="#e8bf6a" fo:background-color="#344134" loext:char-shading-value="0"/>
    </style:style>
    <style:style style:name="T4" style:family="text">
      <style:text-properties fo:color="#6a8759"/>
    </style:style>
    <style:style style:name="T5" style:family="text">
      <style:text-properties fo:color="#6a8759" style:font-name="Source Code Pro" fo:font-size="10.5pt"/>
    </style:style>
    <style:style style:name="T6" style:family="text">
      <style:text-properties fo:color="#cc7832"/>
    </style:style>
    <style:style style:name="T7" style:family="text">
      <style:text-properties fo:color="#cc7832" style:font-name="Source Code Pro" fo:font-size="10.5pt"/>
    </style:style>
    <style:style style:name="T8" style:family="text">
      <style:text-properties style:font-name="Source Code Pro" fo:font-size="10.5pt"/>
    </style:style>
    <style:style style:name="T9" style:family="text">
      <style:text-properties fo:color="#6897bb" style:font-name="Source Code Pro" fo:font-size="10.5pt"/>
    </style:style>
    <style:style style:name="T10" style:family="text">
      <style:text-properties fo:color="#9876aa" style:font-name="Source Code Pro" fo:font-size="10.5pt"/>
    </style:style>
    <style:style style:name="T11" style:family="text">
      <style:text-properties fo:color="#9876aa" style:font-name="Source Code Pro" fo:font-size="10.5pt" fo:font-style="italic"/>
    </style:style>
    <style:style style:name="T12" style:family="text">
      <style:text-properties fo:color="#9876aa" fo:font-style="italic"/>
    </style:style>
    <style:style style:name="T13" style:family="text">
      <style:text-properties fo:color="#a07458" style:font-name="Source Code Pro" fo:font-size="10.5pt"/>
    </style:style>
    <style:style style:name="T14" style:family="text">
      <style:text-properties fo:color="#9762c6"/>
    </style:style>
    <style:style style:name="T15" style:family="text">
      <style:text-properties fo:color="#9762c6" style:font-name="Source Code Pro" fo:font-size="10.5pt"/>
    </style:style>
    <style:style style:name="T16" style:family="text">
      <style:text-properties officeooo:rsid="0023320b"/>
    </style:style>
    <style:style style:name="T17" style:family="text">
      <style:text-properties officeooo:rsid="002512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исловой инпут возвращает строку</text:p>
      <text:p text:style-name="P1">ротат флипает в районе 180 градусов</text:p>
      <text:p text:style-name="P1"/>
      <text:p text:style-name="P3"><text:span text:style-name="T1">public </text:span><text:span text:style-name="T4">Number degNum: 0</text:span></text:p>
      <text:p text:style-name="P7"><text:span text:style-name="T1">input</text:span><text:span text:style-name="T6">: </text:span>ротат</text:p>
      <text:p text:style-name="P6"><text:s text:c="4"/><text:span text:style-name="T2">type</text:span><text:span text:style-name="T7">: </text:span><text:span text:style-name="T2">button</text:span></text:p>
      <text:p text:style-name="P6"><text:span text:style-name="T1"><text:s text:c="4"/></text:span><text:span text:style-name="T2">width</text:span><text:span text:style-name="T7">: </text:span><text:span text:style-name="T9">100</text:span><text:span text:style-name="T2">px</text:span></text:p>
      <text:p text:style-name="P6"><text:span text:style-name="T1"><text:s text:c="4"/></text:span><text:span text:style-name="T8">.</text:span><text:span text:style-name="T11">click</text:span><text:span text:style-name="T7">: </text:span><text:span text:style-name="T2">function</text:span><text:span text:style-name="T8">(){</text:span></text:p>
      <text:p text:style-name="P6"><text:s text:c="8"/><text:span text:style-name="T2">self</text:span><text:span text:style-name="T8">.</text:span><text:span text:style-name="T11">degNum </text:span><text:span text:style-name="T5">+= 50;</text:span></text:p>
      <text:p text:style-name="P6"><text:span text:style-name="T4"><text:s text:c="8"/></text:span><text:span text:style-name="T13">if </text:span><text:span text:style-name="T15">(</text:span><text:span text:style-name="T10">self</text:span><text:span text:style-name="T15">.</text:span><text:span text:style-name="T10">degNum </text:span><text:span text:style-name="T15">&gt;= </text:span><text:span text:style-name="T9">360</text:span><text:span text:style-name="T15">)</text:span></text:p>
      <text:p text:style-name="P6"><text:span text:style-name="T14"><text:s text:c="12"/></text:span><text:span text:style-name="T2">self</text:span><text:span text:style-name="T8">.</text:span><text:span text:style-name="T11">degNum </text:span><text:span text:style-name="T5">-= 360;</text:span></text:p>
      <text:p text:style-name="P5"><text:span text:style-name="T4"><text:s text:c="4"/></text:span><text:span text:style-name="T8">}</text:span></text:p>
      <text:p text:style-name="P2">кривое обращение через селф</text:p>
      <text:p text:style-name="P2"/>
      <text:p text:style-name="P4"><text:bookmark-start text:name="__DdeLink__124_577240176"/><text:span text:style-name="T3">scale</text:span><text:span text:style-name="T6">: </text:span>{{[<text:span text:style-name="T1">s2</text:span>.<text:span text:style-name="T12">value</text:span><text:span text:style-name="T6">, </text:span><text:span text:style-name="T4">s2.value]}}</text:span></text:p>
      <text:p text:style-name="P8">не берутся значения слайдера при любом способе записи, <text:span text:style-name="T16">та же фигня с транслейшн</text:span></text:p>
      <text:p text:style-name="P8"/>
      <text:p text:style-name="P9"><text:bookmark-end text:name="__DdeLink__124_577240176"/><text:bookmark-start text:name="__DdeLink__127_577240176"/>в качестве value инпуту (и строковой переменной) нельзя задать текст в несколько строк с помощью \n, нельзя передать скобки или кавычки. Если написать текст в кавычках, в value передается значение [object Object].<text:bookmark-end text:name="__DdeLink__127_577240176"/></text:p>
      <text:p text:style-name="P9"/>
      <text:p text:style-name="P10"><text:bookmark-start text:name="__DdeLink__130_577240176"/>Нельзя задать цвет иначе чем через #, т.к. при записи rgb(..)/rgba(..) скобки воспринимаются как выражение и в цвет передается <text:span text:style-name="T17">[object Object]</text:span><text:bookmark-end text:name="__DdeLink__130_5772401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8:03:40.942072492</meta:creation-date>
    <dc:date>2016-08-18T17:51:00.284326121</dc:date>
    <meta:editing-duration>PT3H15M2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06" meta:character-count="742" meta:non-whitespace-character-count="608"/>
  </office:meta>
</office:document-meta>
</file>